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Arial Unicode MS1" svg:font-family="'Arial Unicode MS'" style:font-family-generic="swiss"/>
    <style:font-face style:name="Helvetica Neue" svg:font-family="'Helvetica Neu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Helvetica Neue" officeooo:rsid="00168282" officeooo:paragraph-rsid="00168282"/>
    </style:style>
    <style:style style:name="P2" style:family="paragraph" style:parent-style-name="Standard">
      <style:text-properties style:font-name="Helvetica Neue" officeooo:rsid="001712a4" officeooo:paragraph-rsid="00168282"/>
    </style:style>
    <style:style style:name="P3" style:family="paragraph" style:parent-style-name="Standard">
      <style:text-properties style:font-name="Helvetica Neue" fo:font-size="11pt" officeooo:rsid="00180e52" officeooo:paragraph-rsid="00180e52" style:font-size-asian="11pt" style:font-size-complex="11pt"/>
    </style:style>
    <style:style style:name="P4" style:family="paragraph" style:parent-style-name="Standard">
      <style:text-properties style:font-name="Helvetica Neue" fo:font-size="11pt" officeooo:rsid="00180e52" officeooo:paragraph-rsid="001dd899" style:font-size-asian="11pt" style:font-size-complex="11pt"/>
    </style:style>
    <style:style style:name="P5" style:family="paragraph" style:parent-style-name="Standard">
      <style:text-properties style:font-name="Helvetica Neue" fo:font-size="11pt" officeooo:rsid="001dd899" officeooo:paragraph-rsid="001dd899" style:font-size-asian="11pt" style:font-size-complex="11pt"/>
    </style:style>
    <style:style style:name="P6" style:family="paragraph" style:parent-style-name="Standard">
      <style:text-properties style:font-name="Helvetica Neue" fo:font-size="11pt" officeooo:rsid="001960f7" officeooo:paragraph-rsid="001960f7" style:font-size-asian="11pt" style:font-size-complex="11pt"/>
    </style:style>
    <style:style style:name="P7" style:family="paragraph" style:parent-style-name="Standard" style:list-style-name="L1">
      <style:text-properties style:font-name="Helvetica Neue" fo:font-size="11pt" officeooo:rsid="00180e52" officeooo:paragraph-rsid="00180e52" style:font-size-asian="11pt" style:font-size-complex="11pt"/>
    </style:style>
    <style:style style:name="P8" style:family="paragraph" style:parent-style-name="Standard" style:list-style-name="L1">
      <style:text-properties style:font-name="Helvetica Neue" fo:font-size="11pt" officeooo:rsid="00180e52" officeooo:paragraph-rsid="001dd899" style:font-size-asian="11pt" style:font-size-complex="11pt"/>
    </style:style>
    <style:style style:name="P9" style:family="paragraph" style:parent-style-name="Standard" style:list-style-name="L2">
      <style:text-properties style:font-name="Helvetica Neue" fo:font-size="11pt" officeooo:rsid="00180e52" officeooo:paragraph-rsid="00180e52" style:font-size-asian="11pt" style:font-size-complex="11pt"/>
    </style:style>
    <style:style style:name="P10" style:family="paragraph" style:parent-style-name="Standard" style:list-style-name="L3">
      <style:text-properties style:font-name="Helvetica Neue" fo:font-size="11pt" officeooo:rsid="00180e52" officeooo:paragraph-rsid="00180e52" style:font-size-asian="11pt" style:font-size-complex="11pt"/>
    </style:style>
    <style:style style:name="P11" style:family="paragraph" style:parent-style-name="Standard" style:list-style-name="L4">
      <style:text-properties style:font-name="Helvetica Neue" fo:font-size="11pt" officeooo:rsid="00180e52" officeooo:paragraph-rsid="00180e52" style:font-size-asian="11pt" style:font-size-complex="11pt"/>
    </style:style>
    <style:style style:name="P12" style:family="paragraph" style:parent-style-name="Standard" style:list-style-name="L4">
      <style:text-properties style:font-name="Helvetica Neue" fo:font-size="11pt" officeooo:rsid="00180e52" officeooo:paragraph-rsid="0020f91b" style:font-size-asian="11pt" style:font-size-complex="11pt"/>
    </style:style>
    <style:style style:name="P13" style:family="paragraph" style:parent-style-name="Standard" style:list-style-name="L6">
      <style:text-properties style:font-name="Helvetica Neue" fo:font-size="11pt" officeooo:rsid="00180e52" officeooo:paragraph-rsid="00180e52" style:font-size-asian="11pt" style:font-size-complex="11pt"/>
    </style:style>
    <style:style style:name="P14" style:family="paragraph" style:parent-style-name="Standard" style:list-style-name="L1">
      <style:text-properties style:font-name="Helvetica Neue" fo:font-size="11pt" officeooo:rsid="001dd899" officeooo:paragraph-rsid="001dd899" style:font-size-asian="11pt" style:font-size-complex="11pt"/>
    </style:style>
    <style:style style:name="P15" style:family="paragraph" style:parent-style-name="Standard" style:list-style-name="L4">
      <style:text-properties style:font-name="Helvetica Neue" fo:font-size="11pt" officeooo:rsid="001dd899" officeooo:paragraph-rsid="001dd899" style:font-size-asian="11pt" style:font-size-complex="11pt"/>
    </style:style>
    <style:style style:name="P16" style:family="paragraph" style:parent-style-name="Standard" style:list-style-name="L4">
      <style:text-properties style:font-name="Helvetica Neue" fo:font-size="11pt" officeooo:rsid="001dd899" officeooo:paragraph-rsid="0020f91b" style:font-size-asian="11pt" style:font-size-complex="11pt"/>
    </style:style>
    <style:style style:name="P17" style:family="paragraph" style:parent-style-name="Standard" style:list-style-name="L6">
      <style:text-properties style:font-name="Helvetica Neue" fo:font-size="11pt" officeooo:rsid="001dd899" officeooo:paragraph-rsid="001dd899" style:font-size-asian="11pt" style:font-size-complex="11pt"/>
    </style:style>
    <style:style style:name="P18" style:family="paragraph" style:parent-style-name="Standard">
      <style:text-properties style:font-name="Helvetica Neue" fo:font-size="11pt" officeooo:rsid="001dd899" officeooo:paragraph-rsid="001dd899" style:font-size-asian="11pt" style:font-size-complex="11pt"/>
    </style:style>
    <style:style style:name="P19" style:family="paragraph" style:parent-style-name="Standard" style:list-style-name="L5">
      <style:text-properties style:font-name="Helvetica Neue" fo:font-size="11pt" officeooo:rsid="001af150" officeooo:paragraph-rsid="001af150" style:font-size-asian="11pt" style:font-size-complex="11pt"/>
    </style:style>
    <style:style style:name="P20" style:family="paragraph" style:parent-style-name="Standard" style:list-style-name="L2">
      <style:text-properties style:font-name="Helvetica Neue" fo:font-size="11pt" officeooo:rsid="001fc5cb" officeooo:paragraph-rsid="0020f91b" style:font-size-asian="11pt" style:font-size-complex="11pt"/>
    </style:style>
    <style:style style:name="P21" style:family="paragraph" style:parent-style-name="Standard" style:list-style-name="L2">
      <style:text-properties style:font-name="Helvetica Neue" fo:font-size="11pt" officeooo:rsid="0020f91b" officeooo:paragraph-rsid="0020f91b" style:font-size-asian="11pt" style:font-size-complex="11pt"/>
    </style:style>
    <style:style style:name="P22" style:family="paragraph" style:parent-style-name="Standard" style:list-style-name="L3">
      <style:text-properties style:font-name="Helvetica Neue" fo:font-size="11pt" officeooo:rsid="0020f91b" officeooo:paragraph-rsid="0020f91b" style:font-size-asian="11pt" style:font-size-complex="11pt"/>
    </style:style>
    <style:style style:name="P23" style:family="paragraph" style:parent-style-name="Standard" style:list-style-name="L7">
      <style:text-properties fo:font-size="11pt" officeooo:paragraph-rsid="00180e52" style:font-size-asian="11pt" style:font-size-complex="11pt"/>
    </style:style>
    <style:style style:name="T1" style:family="text">
      <style:text-properties style:font-name="Helvetica Neue" officeooo:rsid="00180e52"/>
    </style:style>
    <style:style style:name="T2" style:family="text">
      <style:text-properties style:font-name="Helvetica Neue" officeooo:rsid="001712a4"/>
    </style:style>
    <style:style style:name="T3" style:family="text">
      <style:text-properties fo:font-size="40pt" fo:font-weight="250" style:font-size-asian="40pt" style:font-size-complex="40pt"/>
    </style:style>
    <style:style style:name="T4" style:family="text">
      <style:text-properties fo:font-size="40pt" fo:font-weight="250" officeooo:rsid="001712a4" style:font-size-asian="40pt" style:font-size-complex="40pt"/>
    </style:style>
    <style:style style:name="T5" style:family="text">
      <style:text-properties officeooo:rsid="001960f7"/>
    </style:style>
    <style:style style:name="T6" style:family="text">
      <style:text-properties officeooo:rsid="001dd899"/>
    </style:style>
    <style:style style:name="T7" style:family="text">
      <style:text-properties officeooo:rsid="0020f91b"/>
    </style:style>
    <style:style style:name="T8" style:family="text">
      <style:text-properties officeooo:rsid="0021e2b2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4986*" fo:start-indent="0in" fo:end-indent="0.1in"/>
          <style:column style:rel-width="4986*" fo:start-indent="0.1in" fo:end-indent="0in"/>
        </style:columns>
      </style:section-properties>
    </style:style>
    <text:list-style style:name="L1">
      <text:list-level-style-bullet text:level="1" text:style-name="Bullet_20_Symbols" text:bullet-char="□">
        <style:list-level-properties text:list-level-position-and-space-mode="label-alignment">
          <style:list-level-label-alignment text:label-followed-by="listtab" text:list-tab-stop-position="0.5472in" fo:text-indent="-0.25in" fo:margin-left="0.5472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72in" fo:text-indent="-0.25in" fo:margin-left="0.79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72in" fo:text-indent="-0.25in" fo:margin-left="1.04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72in" fo:text-indent="-0.25in" fo:margin-left="1.29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72in" fo:text-indent="-0.25in" fo:margin-left="1.54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72in" fo:text-indent="-0.25in" fo:margin-left="1.79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72in" fo:text-indent="-0.25in" fo:margin-left="2.04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72in" fo:text-indent="-0.25in" fo:margin-left="2.29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72in" fo:text-indent="-0.25in" fo:margin-left="2.54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72in" fo:text-indent="-0.25in" fo:margin-left="2.7972in"/>
        </style:list-level-properties>
      </text:list-level-style-bullet>
    </text:list-style>
    <text:list-style style:name="L2">
      <text:list-level-style-bullet text:level="1" text:style-name="Bullet_20_Symbols" text:bullet-char="□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□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□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□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□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□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Pre-dive Checklist for Data</text:span><text:span text:style-name="T3">:</text:span></text:p>
      <text:p text:style-name="P2"/>
      <text:p text:style-name="P3">In the <text:span text:style-name="T5">r</text:span>ack</text:p>
      <text:section text:style-name="Sect1" text:name="Section1">
        <text:list xml:id="list3750645568" text:style-name="L1">
          <text:list-item>
            <text:p text:style-name="P7">Load media into KiPro Ultra+ 1</text:p>
          </text:list-item>
          <text:list-item>
            <text:p text:style-name="P14">Verify KiPro Ultra+ 1 media is empty</text:p>
          </text:list-item>
          <text:list-item>
            <text:p text:style-name="P7">Load media into KiPro Ultra+ 2</text:p>
          </text:list-item>
          <text:list-item>
            <text:p text:style-name="P14">Verify KiPro Ultra+ 2 media is empty </text:p>
          </text:list-item>
          <text:list-item>
            <text:p text:style-name="P8">Load media into KiPro Rack</text:p>
          </text:list-item>
          <text:list-item>
            <text:p text:style-name="P14">Verify KiPro Rack media is empty </text:p>
          </text:list-item>
        </text:list>
        <text:p text:style-name="P5"/>
        <text:p text:style-name="P5"/>
      </text:section>
      <text:p text:style-name="P3"/>
      <text:p text:style-name="P3">rec2</text:p>
      <text:section text:style-name="Sect1" text:name="Section2">
        <text:list xml:id="list3590916730" text:style-name="L2">
          <text:list-item>
            <text:p text:style-name="P20">Verify there are no active data transfers </text:p>
          </text:list-item>
          <text:list-item>
            <text:p text:style-name="P9">Restart the workstation</text:p>
          </text:list-item>
          <text:list-item>
            <text:p text:style-name="P9">Start h.264 recorder</text:p>
          </text:list-item>
          <text:list-item>
            <text:p text:style-name="P21">Verify the video files are recording</text:p>
          </text:list-item>
        </text:list>
      </text:section>
      <text:p text:style-name="P3"/>
      <text:p text:style-name="P3">rec3</text:p>
      <text:section text:style-name="Sect1" text:name="Section3">
        <text:list xml:id="list1077526836" text:style-name="L3">
          <text:list-item>
            <text:p text:style-name="P10">Restart the workstation</text:p>
          </text:list-item>
          <text:list-item>
            <text:p text:style-name="P10">Start h.264 recorder</text:p>
          </text:list-item>
          <text:list-item>
            <text:p text:style-name="P22">Verify the video files are recording</text:p>
          </text:list-item>
        </text:list>
      </text:section>
      <text:p text:style-name="P3"/>
      <text:p text:style-name="P3">hd_framegrab_spare</text:p>
      <text:section text:style-name="Sect1" text:name="Section4">
        <text:list xml:id="list3024363017" text:style-name="L4">
          <text:list-item>
            <text:p text:style-name="P12">Open Smarthub Control</text:p>
          </text:list-item>
          <text:list-item>
            <text:p text:style-name="P12">Open dualHDFramegrab</text:p>
          </text:list-item>
          <text:list-item>
            <text:p text:style-name="P12">Test dualHDFramegrab</text:p>
          </text:list-item>
          <text:list-item>
            <text:p text:style-name="P11">Setup Web-browser w/tabs for <text:span text:style-name="T7">all</text:span> KiPros</text:p>
          </text:list-item>
          <text:list-item>
            <text:p text:style-name="P15">Make test clip on KiPro Ultra+ <text:span text:style-name="T7">1</text:span></text:p>
          </text:list-item>
          <text:list-item>
            <text:p text:style-name="P16">Make test clip on KiPro Ultra+ <text:span text:style-name="T7">2</text:span></text:p>
          </text:list-item>
          <text:list-item>
            <text:p text:style-name="P16">Make test clip on KiPro <text:span text:style-name="T7">Rack</text:span></text:p>
          </text:list-item>
        </text:list>
      </text:section>
      <text:p text:style-name="P3"/>
      <text:p text:style-name="P3">dslog1</text:p>
      <text:list xml:id="list2410655125" text:style-name="L5">
        <text:list-item>
          <text:p text:style-name="P19">Start dslog</text:p>
        </text:list-item>
        <text:list-item>
          <text:p text:style-name="P19">Verify data feeds are being <text:span text:style-name="T6">received</text:span></text:p>
        </text:list-item>
      </text:list>
      <text:p text:style-name="P3"/>
      <text:p text:style-name="P3">eventlogger</text:p>
      <text:list xml:id="list759716684" text:style-name="L6">
        <text:list-item>
          <text:p text:style-name="P13">Create test event and verify frame captures in Virtual Vans</text:p>
        </text:list-item>
        <text:list-item>
          <text:p text:style-name="P13">Create test event and verify frame captures in Sealog</text:p>
        </text:list-item>
        <text:list-item>
          <text:p text:style-name="P13">Create lowering <text:span text:style-name="T8">record </text:span>in Sealog</text:p>
        </text:list-item>
      </text:list>
      <text:p text:style-name="P3"/>
      <text:p text:style-name="P5">remote monitors</text:p>
      <text:list xml:id="list181650585994416" text:continue-numbering="true" text:style-name="L6">
        <text:list-item>
          <text:p text:style-name="P17">verify hydro/main lab have video</text:p>
        </text:list-item>
        <text:list-item>
          <text:p text:style-name="P17">verify bridge has video</text:p>
        </text:list-item>
      </text:list>
      <text:p text:style-name="P4"/>
      <text:p text:style-name="P3">At the vehicle</text:p>
      <text:list xml:id="list980406620" text:style-name="L7">
        <text:list-item>
          <text:p text:style-name="P23"><text:span text:style-name="T2">Take pictures of </text:span><text:span text:style-name="T1">vehicles</text:span></text:p>
        </text:list-item>
      </text:list>
      <text:p text:style-name="P6"/>
      <text:p text:style-name="P6">Note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Arial Unicode MS1" svg:font-family="'Arial Unicode MS'" style:font-family-generic="swiss"/>
    <style:font-face style:name="Helvetica Neue" svg:font-family="'Helvetica Neu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9T12:19:33.240542873</meta:creation-date>
    <meta:print-date>2018-09-19T18:11:38.011083279</meta:print-date>
    <dc:date>2018-09-19T18:16:49.134859845</dc:date>
    <meta:editing-duration>PT4H9M3S</meta:editing-duration>
    <meta:editing-cycles>6</meta:editing-cycles>
    <meta:generator>LibreOffice/6.1.0.3$MacOSX_X86_64 LibreOffice_project/efb621ed25068d70781dc026f7e9c5187a4decd1</meta:generator>
    <meta:document-statistic meta:table-count="0" meta:image-count="0" meta:object-count="0" meta:page-count="1" meta:paragraph-count="38" meta:word-count="192" meta:character-count="1000" meta:non-whitespace-character-count="871"/>
  </office:meta>
</office:document-meta>
</file>